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Alexander Cit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dalusi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nist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mor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bur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ssemer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rmingham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kasaw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nt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llma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mopoli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tha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nterpris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ufaul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orenc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Payn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dsde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nters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svil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pelik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zark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enix Cit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chard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ottsboro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ffield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ylacaug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lladeg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o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scaloos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scumbi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skege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chorag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dov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banks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ines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uneau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tchikan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odiak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otzebu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er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ward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tka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kagway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ldez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jo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von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sbe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sa Grand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ndler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ft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agstaff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orenc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ila Bend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ob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gma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Havasu City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s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gale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ibi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escott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ottsdal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erra Vist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mp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mbston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cs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lpi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dow Rock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slow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um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kadelphi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kansas Pos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esvill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nto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ythevill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wa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osset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Dorado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yettevill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rest Cit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Smith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riso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len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p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t Spring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nesboro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ttle Rock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gnoli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rilto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Little Rock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ceol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ne Bluff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ger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arcy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uttgart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n Buren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Memphi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amed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hamb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aheim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tio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cadi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kersfiel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stow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mo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rke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verly Hill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e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ena Par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ban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exi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istog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lsba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m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ula Vist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emo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mpt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co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o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onad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sta Me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lver Cit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ly Cit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vi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wn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Centr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Cerri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Mont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scondid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urek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nta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sn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ullert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den Gro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da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ywa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lywoo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ington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i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glewoo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rvin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Hab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guna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vermor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di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mpoc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s Ange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libu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tinez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ys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nlo Par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rce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des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er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ain View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p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edle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wal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va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aklan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eansid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jai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ntari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o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xnar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cific Grov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 Spring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da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o Al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ade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talum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mo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Huenem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ncho Cucamong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 Bluff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ding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land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ondo Beac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wood Cit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versid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se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cramen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in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Bernardin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Clement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Dieg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Fernand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Gabri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Jos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Juan Capistran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Leandr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Luis Obisp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Mate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Pedr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Rafae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Sime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A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Barb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Cla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Clarit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Cruz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Moni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Ro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usalit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mi Valle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nom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San Francisc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ckto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nnyva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san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housand Oak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rranc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rloc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kiah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llej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entur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ctorvill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sali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lnut Cree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t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Covi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ittier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land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orba Lind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uba City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amos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pe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ror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uld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eckenridg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ght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on Cit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ntral Cit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max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orado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tez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ipple Creek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rang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nglewoo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stes Park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Collin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Morga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orgetow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wood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olde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d Juncti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le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nnis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Junta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advill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ttlet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mont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velan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ros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uray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gosa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ueblo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lverton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eamboat Spring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llurid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inidad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il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lsenburg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sonia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n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dgeport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ventry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nbury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ri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rby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Hart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Hav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n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rming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wich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o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il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md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t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tch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s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rid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tow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ystic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ugatuc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Britai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Hav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Lond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Hav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wal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wich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ld Saybrook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ymou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l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msbury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ing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am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ning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rat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rringto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lling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bury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tow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Hartfor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Haven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port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thersfiel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mantic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dham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dsor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dsor Locks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ste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ver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es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ford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Castl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myrn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mington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palachicol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tow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 Glad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ca Rat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dent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pe Cora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arwater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coa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coa-Rockledg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al Gabl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ytona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 Lan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erfield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lray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ernandina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Lauderda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Myer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Pierc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Walton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ines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llandale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alea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lywoo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mestea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y West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Cit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Wal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lan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lbourn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ami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pl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Smyrna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al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land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mond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atk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 Ba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nama Cit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nsacol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mpano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Augustin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Petersbur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ford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rasot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bring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llahasse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m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rpon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tusvill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enic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Palm Beach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ite Spring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ter Have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ter Par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ericu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dersonvil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gus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inbrid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airsvil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unswick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hou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rollt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hloneg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lt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rie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Point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itzgerald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Valley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inesvil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Gran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c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et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ledgevill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in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m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vannah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cco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ldost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m Spring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ner Robin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ycros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ale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nauna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hulu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neoh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pa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waiha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hain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i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hiaw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iluku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imea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ackfoot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is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nners Ferry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eur d’Alen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daho City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daho Fall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llogg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iston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scow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mp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catello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est River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xburg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n Valley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win Fall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lington Height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thu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ror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vider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ing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okfiel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hok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ir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umet Cit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bonda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lin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thag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ntral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mpaig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ago Height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icer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lins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n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catu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Kal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s Plain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ix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Mol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Saint Loui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ffingham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g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mhur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ans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epor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esbur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 Elly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view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ite Cit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risbur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rr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ghland Par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lie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nkake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skask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wane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Sa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Fore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berty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s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mbar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comb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tto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l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mouth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Vern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ndele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pervill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uvo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Chicago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ak Park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eg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atin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k Fore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k Ridg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ki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or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tersburg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ntiac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Quincy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ntoul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ver Fores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 Islan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for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wneetow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koki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Hollan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field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reato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rban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ndali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rde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ukega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eat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mett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netka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 River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Zion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ners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yd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awfords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Chicag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kha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woo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ans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Wayn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nch Lick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nev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oshe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fiel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mmo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bart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ingt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efferson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okom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chigan Cit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shawak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nci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ppane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sh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Alba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Cast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Harmo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Clau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lbyvill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Bend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rre Hau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lparaiso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ncenne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bas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Lafayett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ana Coloni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dar Fall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dar Rapid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 Cit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roke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uncil Bluff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venport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s Moin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buqu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sthervill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field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Dodg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innell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ianol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owa Cit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okuk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son Cit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Pleasant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scatin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kaloos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ttumw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oux Cit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bster City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Des Moin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ilen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kansas Cit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chison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nut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ffeyvill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uncil Grov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dge Cit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mpori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Scott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den Cit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at Bend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y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tchinson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ependenc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unction Cit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nsas City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avenworth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beral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Pherson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dicine Lodg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lath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awatomi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ttaw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verland Park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ttsburg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in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wne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mith Center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pek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chit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lan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bour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dstow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re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onesborough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wling Gree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pbell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vingto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n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izabethtow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ankfort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la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rodsburg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zar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dgen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pkin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ui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yfiel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ysvill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sboro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wensboro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ducah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bevill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exandri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strop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galus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ssier Cit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tn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um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fayett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Charle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gan City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tchitoche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Iberia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Orlean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pelousas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uston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Martinville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reveport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hibodaux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burn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gusta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ngor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 Harbor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fast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ddefor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othbay Harbor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unswic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ai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ibou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stin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port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lsworth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rmington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Kent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diner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ulton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nnebunkport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ttery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iston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bec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chia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ono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esque Isl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lan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umford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co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ville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napoli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ltimo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thesda-Chevy Chas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wi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tons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lege Par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mberland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kt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mmitsburg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deric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belt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gerstow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yatts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urel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akland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ean Cit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vill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Marys Cit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isbur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lver Spring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koma Park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wson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ing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dam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esbu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hers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dov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ling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hol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tleboro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nstabl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verl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urn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intre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ck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oklin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lmsfor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lsea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ope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hasse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cor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nver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rtmout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dh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nni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xbu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h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dgar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eret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hav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ll Riv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lmout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itchburg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amingh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ouces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at Barring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fie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o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wic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verhill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ngha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yok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yanni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pswic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wrenc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nox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omins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well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dlow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yn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ld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blehea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lboroug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dfor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han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tick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Bedfor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burypor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Adam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woo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abod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ttsfie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ovince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Quinc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ndolp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ver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dwic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ugu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mervill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Hadle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fie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ckbridg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ugh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urbridg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dbu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unto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wksbur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uro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bs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llfleet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Bridgewa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Springfie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field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itma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amstow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bur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s Hol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rcester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m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n Arbo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tle Cree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y Cit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nton Harbor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field Hill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dilla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voix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boyga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arbor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troi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Lans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poin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cors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scanab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in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d Have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d Rapid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yl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osse Poin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coc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ghland Par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lan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ught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terloche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ron Mountai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ronwoo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shpem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lamazo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sing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voni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dingt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ckinaw Cit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iste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quet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nomine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land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ro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Clemen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Pleasant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skeg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il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toske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ntiac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Hur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yal Oak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ginaw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Ignac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Joseph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ult Sainte Mari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averse City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ent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yandott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psilanti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bert Le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exandri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midji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ingto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iner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ooksto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lu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eleth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ribault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ergus Fall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bbin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ternational Fall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ttle Fall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kat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nneapoli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orhea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Ulm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fiel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watonn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peston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 Wing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hester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Cloud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Pau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uk Centr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Saint Paul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illwater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rgini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mar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on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y Saint Loui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loxi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ksdal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inth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wood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lfport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ttiesburg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ly Spring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urel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ridia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tchez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ean Springs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xford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cagoul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s Christia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iladelphi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Gibson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arkville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pelo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cksburg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Point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azoo City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onvill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ns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pe Girardeau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thag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llicoth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yt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xcelsior Spring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ergus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orissant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ult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nibal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ependenc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efferson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pli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nsas City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rksvill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mar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yvill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ett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osho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Madri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ll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Charle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Joseph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Loui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e Geneviev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dali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field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rensburg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Plain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acond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lling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zema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tt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illo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Bento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div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at Falls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vre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len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lispell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istow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vingston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es City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ssou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rginia City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tric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vu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ys Tow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dro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mont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d Island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sting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ncol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Cook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nde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braska City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folk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Platt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maha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ttsmouth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 Cloud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ulder Cit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son Cit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k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llo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no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oldfield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Las Vega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n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arks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rginia City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nemuc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rlin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emont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cord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rry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ver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rham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xeter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over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llsboroug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ene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coni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shua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smout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hester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mersworth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bury Pa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lantic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yonn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fiel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rdentow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und Broo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dge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ldwell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pe Ma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f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anfor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Oran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izabeth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nglewoo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Le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assboro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ckensac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ddonfiel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boke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rving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ersey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hurst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woo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 Beach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 Branch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nlo Pa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lbur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lvill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clair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ristow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Holl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Brunswic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Milfor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ean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sippany–Troy Hills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saic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ters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rth Ambo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infiel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nce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dgewoo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sell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utherfor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mervill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Orange Villa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towa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ent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nion City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neland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yn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ehawken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New Yo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Oran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ngboro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bridge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com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amogordo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buquerqu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tesi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e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lsbad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ovi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ming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rmingt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lup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t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bb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s Cruc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s Vega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s Alamo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vingt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ton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swell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ta Fe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iprock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lver City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corro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o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uth or Consequenc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cumcari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sterda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bur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byl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avi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c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ngham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nx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utauqu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ektowag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hoe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ey Islan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opers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nin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tlan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own Poin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nkir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Auror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Hamp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chest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mir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ushin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est Hill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doni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den 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nev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ens Fall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loversvil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at Nec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mmondspor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le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mpstea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rkim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ds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ing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yde Par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li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tha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mes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hns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gs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ckawann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Placi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vit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ckpor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maronec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hatta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ssen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neol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Vern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Paltz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Rochel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Windso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York Cit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burg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iagara Fall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Hempstea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yac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gdensbur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lea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neid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neont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sining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wego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yster Ba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lmyr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ekskill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ttsburgh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Washing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tsda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ughkeepsi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nssela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heste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m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tterdam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y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g Harbor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ranac Lak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ratoga Spring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arsdal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henectad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neca Fall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aten Island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ny Broo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ony Poin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yracuse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rry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conderog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nawand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roy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ti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tow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vlie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kins Glen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Seneca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ite Plain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stock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onkers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eboro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evill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ufort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on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pel Hill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ott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cord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rha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den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izabeth Cit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yettevill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stoni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oldsboro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sboro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lifax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nders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ckor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gh Point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llsborou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s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tty Hawk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mber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ehead Cit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gan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gs Head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Ber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nehurst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leigh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y Mount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isbur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lby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mingt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son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ston-Salem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smarck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vils Lake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ickinso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rgo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d Forks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mestow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da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not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ugby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lley City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hpeto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ston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kr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lianc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tabul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ber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fontain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wling Gree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llicoth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incinnati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veland Height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nneau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yahoga Fall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y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fianc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lawar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Clevelan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Liverpoo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yr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ucli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indla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lipoli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mil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nt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ttering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woo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im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ra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sfiel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ett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tins Ferr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ssill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nto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tow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a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Vern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Philadelph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ar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il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College Hil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wal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berl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ines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m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qu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smouth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ut-in-Ba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dusk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ker Height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field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euben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ff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ledo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rban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ster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rthing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Xen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ellow Spring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oungstow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Zanesvill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tu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v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adarko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dmor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tlesvill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than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ickash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emor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into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shing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nca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urant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dmond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Reno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k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nid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ufaul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derick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thri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uymo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bart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ldenvill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go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wto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Alester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ami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west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or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skoge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man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kmulge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uls Valle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whusk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rr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nca City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yor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lisaw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d Spring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pulp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minol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wne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illwater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hlequah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he Villag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ls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nit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woka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dward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ban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la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tori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ker Cit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verto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oking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os Ba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valli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ugen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nts Pas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llsboro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od River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vill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hn Da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lamath Fall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Grand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Oswego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view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Minnvill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dfor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berg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ntario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egon City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ndleton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Orfor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la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nevill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mon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edsport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seburg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em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asid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fiel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he Dalle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llamook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ing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iquipp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len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toon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bridg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dfor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thlehem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oom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dfor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bonda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rlis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mber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st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ri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rman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tty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ov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mon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ri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zle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rshe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mestead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nesda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ndian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eannett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im Thorp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hns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vit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is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ck Hav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wer Southamp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Keesport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ad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roe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nticok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Cast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Hop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Kensing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ris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il Cit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iladelphi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oenix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ttsburg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tts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tts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adin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cran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moki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ate Colleg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roudsburg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nbur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warthmor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maqu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tusvill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niontow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shingto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Chester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kes-Barre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amsport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ork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ringto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ntral Falls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ansto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Greenwich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st Providence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gsto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tow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rragansett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th Kingstow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wtucket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smouth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ovidence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Kingstow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iverto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ren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rwick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erly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ckford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onsocket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be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ike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ders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ufor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mde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t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rlingt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lorenc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ffney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eorgetow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wood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tsville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caste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t Pleasant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yrtle Beach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ngeburg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 Hill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artanburg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mter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nion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 Fourch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oking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t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uster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 Smet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adwoo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t Spring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r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ad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bank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bridg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ierre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pid City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ioux Fall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earfish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urgi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ermilli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tertow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ankton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co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then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ttanoog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ks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veland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oke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yto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izabethto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lati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tlinburg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e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hnson City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nesborough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gspor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nox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y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mph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ristown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rfreesboro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ri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ak Ridg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lbyvill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ullahom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ile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pi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rling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ytow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aumont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ig Sprin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rg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ownsvil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y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ny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burn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llege Stati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rpus Christi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rystal Cit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ll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nis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n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gle Pas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dinbur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rt Worth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eport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lve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arlan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olia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vil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linge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us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svil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Irving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ohnson Cit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lgor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llee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ingsvil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red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view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bbock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ufk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shal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Alle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cKinne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squit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lan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ssi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acogdoch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Braunfel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dess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ang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mp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ade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co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ar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inview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an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Arthu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Lava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ards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Angel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Anton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Felip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n Marco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rma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weetwat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mpl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xarka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xas Cit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yler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Uvald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ctori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c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atherford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chita Fall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slet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t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merican Fork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ountifu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gham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dar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earfield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elt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illmor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 River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eber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anab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yt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h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t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ab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icello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urra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phi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gde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dervill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rem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nguitch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k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yso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ovo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Georg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anish Fork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vill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oel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erna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r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ows Fall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nningto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attleboro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rlingto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ssex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chester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ddlebury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ntpelier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lymouth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utland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Alban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aint Johnsbury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aron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ooski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ingd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lexandr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isto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otte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sapea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an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fax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lls Chur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rederick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mp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nov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pewel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xing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ynch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assa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tinsvill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Market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port New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or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ter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smout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s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anok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aunto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ffolk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irginia Beach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ynesboro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amsburg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nchester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berdee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nacort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ubur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ev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lingha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remer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entral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ulee Da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upevil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lensburg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phrat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eret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oquiam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ls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nnewick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ngview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ses Lak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ak Harbo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lymp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sc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int Robert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 Angel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ullma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uyallup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dmon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en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chlan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eattl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okan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acom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Vancouver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lla Wall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natche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Yakim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th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ckley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luefield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ckhann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 Tow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arles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larksbur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lkin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airmont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af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rpers Ferry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llsboro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in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unting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yser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ewisbur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oga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tinsbur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rgantow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oundsvill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Martinsvill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arkersbur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hilippi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int Pleasant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ince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mney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pherdstow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outh Charles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mmersville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ir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lch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llsbur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eeling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hite Sulphur Springs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lliamson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pplet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Ashlan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arabo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mon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eloi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au Clair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Fond du La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 Ba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Haywar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nesvill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Kenosh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 Cross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ke Genev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dis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nitowoc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arinett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enash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Milwauke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ena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 Glaru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cont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Oshkosh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eshtigo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rtag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rairie du Chie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cin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hinelande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po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boyga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pring Gree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evens Point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turgeon Bay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uperior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ukesh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usau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auwatos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Alli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est Bend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isconsin Dell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Buffalo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asper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heyenn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Cody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Dougla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Evansto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illett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Green River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Jackso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nder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Larami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Newcastl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Powell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awlin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iverto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Rock Spring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Sherida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en Sleep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hermopoli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Torringto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  <table:table-row table:style-name="ro2">
          <table:table-cell office:value-type="string" calcext:value-type="string">
            <text:p>Worland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6:13:10.903682124</meta:creation-date>
    <dc:date>2018-09-14T16:13:28.125513646</dc:date>
    <meta:editing-duration>PT18S</meta:editing-duration>
    <meta:editing-cycles>1</meta:editing-cycles>
    <meta:generator>LibreOffice/5.4.6.2$Linux_X86_64 LibreOffice_project/40m0$Build-2</meta:generator>
    <meta:document-statistic meta:table-count="1" meta:cell-count="5935" meta:object-count="0"/>
  </office:meta>
</office:document-meta>
</file>